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fo:language="es" fo:country="ES" fo:font-weight="bold" officeooo:rsid="0016bb69" officeooo:paragraph-rsid="0016bb69" style:font-size-asian="8pt" style:font-weight-asian="bold" style:font-size-complex="8pt"/>
    </style:style>
    <style:style style:name="P2" style:family="paragraph" style:parent-style-name="Standard">
      <style:paragraph-properties fo:text-align="end" style:justify-single-word="false"/>
      <style:text-properties fo:language="es" fo:country="ES" fo:font-weight="bold" officeooo:rsid="001bfa92" officeooo:paragraph-rsid="001bfa92" style:font-weight-asian="bold"/>
    </style:style>
    <style:style style:name="P3" style:family="paragraph" style:parent-style-name="Standard">
      <style:paragraph-properties fo:text-align="end" style:justify-single-word="false"/>
      <style:text-properties fo:language="es" fo:country="ES" fo:font-weight="bold" style:language-asian="es" style:country-asian="ES" style:font-weight-asian="bold"/>
    </style:style>
    <style:style style:name="P4" style:family="paragraph" style:parent-style-name="Header">
      <style:paragraph-properties fo:text-align="end" style:justify-single-word="false"/>
      <style:text-properties fo:font-size="8pt" fo:language="es" fo:country="ES" fo:font-weight="bold" officeooo:rsid="003461fe" officeooo:paragraph-rsid="003461fe" style:font-size-asian="8pt" style:font-weight-asian="bold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style:text-underline-style="solid" style:text-underline-width="auto" style:text-underline-color="font-color" fo:font-weight="normal" officeooo:rsid="003461fe" officeooo:paragraph-rsid="003461f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style:text-underline-style="solid" style:text-underline-width="auto" style:text-underline-color="font-color" fo:font-weight="bold" officeooo:rsid="002817e5" officeooo:paragraph-rsid="002817e5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fo:font-weight="bold" officeooo:rsid="002a23ea" officeooo:paragraph-rsid="002a23e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fo:font-weight="bold" officeooo:rsid="002cfd4f" officeooo:paragraph-rsid="002cfd4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fo:font-weight="bold" officeooo:rsid="003461fe" officeooo:paragraph-rsid="003461fe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2pt" fo:font-style="normal" fo:font-weight="bold" officeooo:rsid="00286ee1" officeooo:paragraph-rsid="00286ee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color="#800000" fo:font-size="12pt" fo:font-style="normal" fo:font-weight="bold" officeooo:rsid="003461fe" officeooo:paragraph-rsid="003461fe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fo:font-size="14pt" fo:font-style="normal" style:text-underline-style="solid" style:text-underline-width="auto" style:text-underline-color="font-color" fo:font-weight="bold" officeooo:rsid="002817e5" officeooo:paragraph-rsid="002817e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14pt" fo:language="es" fo:country="ES" fo:font-style="normal" style:text-underline-style="solid" style:text-underline-width="auto" style:text-underline-color="font-color" fo:font-weight="bold" officeooo:rsid="002817e5" officeooo:paragraph-rsid="002a23ea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16" style:family="paragraph" style:parent-style-name="Standard">
      <style:paragraph-properties fo:margin-left="0cm" fo:margin-right="0.958cm" fo:margin-top="0cm" fo:margin-bottom="0.212cm" loext:contextual-spacing="false" fo:text-align="justify" style:justify-single-word="false" fo:text-indent="0cm" style:auto-text-indent="false" fo:break-before="page"/>
      <style:text-properties fo:font-size="12pt" fo:font-style="normal" officeooo:rsid="00286ee1" officeooo:paragraph-rsid="00286ee1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  <style:text-properties fo:font-size="12pt" fo:font-style="normal" fo:font-weight="normal" officeooo:rsid="00286ee1" officeooo:paragraph-rsid="00286ee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/>
      <style:text-properties fo:font-size="12pt" fo:font-style="normal" fo:font-weight="normal" officeooo:rsid="003b41c5" officeooo:paragraph-rsid="003b41c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.212cm" loext:contextual-spacing="false"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3b41c5" officeooo:paragraph-rsid="003b41c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justify" style:justify-single-word="false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2817e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margin-top="0cm" fo:margin-bottom="0.212cm" loext:contextual-spacing="false" fo:text-align="justify" style:justify-single-word="false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2a23e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top="0cm" fo:margin-bottom="0.212cm" loext:contextual-spacing="false" fo:text-align="justify" style:justify-single-word="false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50421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solid" style:text-underline-width="auto" style:text-underline-color="font-color" fo:font-weight="normal" officeooo:rsid="003461fe" officeooo:paragraph-rsid="0045736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Standard" style:master-page-name="Standard">
      <style:paragraph-properties fo:margin-left="0cm" fo:margin-right="0.958cm" fo:text-align="justify" style:justify-single-word="false" fo:text-indent="0cm" style:auto-text-indent="false" style:page-number="auto"/>
      <style:text-properties fo:font-size="10pt" fo:font-style="normal" fo:font-weight="normal" officeooo:rsid="00120ca5" style:font-size-asian="10pt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3461fe" officeooo:paragraph-rsid="003461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3461fe" officeooo:paragraph-rsid="0034aee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3461fe" officeooo:paragraph-rsid="0035ca2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3461fe" officeooo:paragraph-rsid="00362f4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3461fe" officeooo:paragraph-rsid="0037ff0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fo:font-size="12pt" fo:font-style="normal" style:text-underline-style="none" fo:font-weight="normal" officeooo:rsid="004d6f20" officeooo:paragraph-rsid="004d6f2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margin-top="0cm" fo:margin-bottom="0.212cm" loext:contextual-spacing="false" fo:text-align="justify" style:justify-single-word="false"/>
      <style:text-properties fo:font-size="12pt" fo:font-style="normal" fo:font-weight="normal" officeooo:rsid="00286ee1" officeooo:paragraph-rsid="00286ee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6">
      <style:paragraph-properties fo:margin-top="0cm" fo:margin-bottom="0.212cm" loext:contextual-spacing="false" fo:text-align="justify" style:justify-single-word="false"/>
      <style:text-properties fo:font-size="12pt" fo:font-style="normal" fo:font-weight="normal" officeooo:rsid="003b41c5" officeooo:paragraph-rsid="003b41c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margin-top="0cm" fo:margin-bottom="0.212cm" loext:contextual-spacing="false" fo:text-align="justify" style:justify-single-word="false"/>
      <style:text-properties fo:font-size="12pt" fo:font-style="normal" officeooo:rsid="00286ee1" officeooo:paragraph-rsid="00286ee1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style:use-window-font-color="true" fo:font-size="12pt" fo:font-style="normal" style:text-underline-style="none" fo:font-weight="normal" officeooo:rsid="003461fe" officeooo:paragraph-rsid="003aff5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top="0cm" fo:margin-bottom="0.212cm" loext:contextual-spacing="false" fo:text-align="justify" style:justify-single-word="false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50421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6" style:family="paragraph" style:parent-style-name="Standard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ef869" officeooo:paragraph-rsid="003ef86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7" style:family="paragraph" style:parent-style-name="Standard" style:list-style-name="L3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ef869" officeooo:paragraph-rsid="0041368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" style:family="paragraph" style:parent-style-name="Standard" style:list-style-name="L4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ef869" officeooo:paragraph-rsid="004b538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" style:family="paragraph" style:parent-style-name="Standard" style:list-style-name="L3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3f677" officeooo:paragraph-rsid="0043f677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45736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4b538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2" style:family="paragraph" style:parent-style-name="Standard" style:list-style-name="L4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b96d5" officeooo:paragraph-rsid="004b96d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b96d5" officeooo:paragraph-rsid="004b96d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504218" officeooo:paragraph-rsid="0050421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504218" officeooo:paragraph-rsid="00516b8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6" style:family="paragraph" style:parent-style-name="Standard" style:list-style-name="L1" style:master-page-name="">
      <loext:graphic-properties draw:fill="none"/>
      <style:paragraph-properties fo:margin-top="0cm" fo:margin-bottom="0.212cm" loext:contextual-spacing="false" fo:text-align="justify" style:justify-single-word="false" fo:orphans="2" fo:widows="2" style:page-number="auto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4b538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 style:parent-style-name="Standard" style:list-style-name="L1" style:master-page-name="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3b41c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3b41c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9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41368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00189" officeooo:paragraph-rsid="0040018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1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13684" officeooo:paragraph-rsid="0041368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52853b" officeooo:paragraph-rsid="0052853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3" style:family="paragraph" style:parent-style-name="Standard" style:list-style-name="L1">
      <loext:graphic-properties draw:fill="none"/>
      <style:paragraph-properties fo:margin-left="1.3cm" fo:margin-right="0.9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26565" officeooo:paragraph-rsid="0042656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4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3b41c5" officeooo:paragraph-rsid="0042656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use-window-font-color="true" style:font-name="Times New Roman" fo:font-size="12pt" fo:language="es" fo:country="ES" fo:font-style="normal" style:text-underline-style="none" fo:font-weight="normal" officeooo:rsid="004b5385" officeooo:paragraph-rsid="004b538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" style:family="text">
      <style:text-properties officeooo:rsid="0052853b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officeooo:rsid="00120ca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fd4f" style:font-weight-asian="normal" style:font-weight-complex="normal"/>
    </style:style>
    <style:style style:name="T6" style:family="text">
      <style:text-properties fo:font-weight="normal" officeooo:rsid="002a23ea" style:font-weight-asian="normal" style:font-weight-complex="normal"/>
    </style:style>
    <style:style style:name="T7" style:family="text">
      <style:text-properties fo:font-weight="normal" officeooo:rsid="0052853b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cfd4f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3f3f2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23ea" style:font-weight-asian="bold" style:font-weight-complex="bold"/>
    </style:style>
    <style:style style:name="T14" style:family="text">
      <style:text-properties fo:font-weight="bold" officeooo:rsid="0034aeec" style:font-weight-asian="bold" style:font-weight-complex="bold"/>
    </style:style>
    <style:style style:name="T15" style:family="text">
      <style:text-properties fo:font-weight="bold" officeooo:rsid="0035ca27" style:font-weight-asian="bold" style:font-weight-complex="bold"/>
    </style:style>
    <style:style style:name="T16" style:family="text">
      <style:text-properties fo:font-weight="bold" officeooo:rsid="0037ff0f" style:font-weight-asian="bold" style:font-weight-complex="bold"/>
    </style:style>
    <style:style style:name="T17" style:family="text">
      <style:text-properties fo:font-weight="bold" officeooo:rsid="003aff5f" style:font-weight-asian="bold" style:font-weight-complex="bold"/>
    </style:style>
    <style:style style:name="T18" style:family="text">
      <style:text-properties fo:font-weight="bold" officeooo:rsid="003d3843" style:font-weight-asian="bold" style:font-weight-complex="bold"/>
    </style:style>
    <style:style style:name="T19" style:family="text">
      <style:text-properties fo:font-weight="bold" officeooo:rsid="00426565" style:font-weight-asian="bold" style:font-weight-complex="bold"/>
    </style:style>
    <style:style style:name="T20" style:family="text">
      <style:text-properties fo:font-weight="bold" officeooo:rsid="00413684" style:font-weight-asian="bold" style:font-weight-complex="bold"/>
    </style:style>
    <style:style style:name="T21" style:family="text">
      <style:text-properties fo:font-weight="bold" officeooo:rsid="0043f677" style:font-weight-asian="bold" style:font-weight-complex="bold"/>
    </style:style>
    <style:style style:name="T22" style:family="text">
      <style:text-properties fo:font-weight="bold" officeooo:rsid="00457368" style:font-weight-asian="bold" style:font-weight-complex="bold"/>
    </style:style>
    <style:style style:name="T23" style:family="text">
      <style:text-properties fo:font-weight="bold" officeooo:rsid="00478f21" style:font-weight-asian="bold" style:font-weight-complex="bold"/>
    </style:style>
    <style:style style:name="T24" style:family="text">
      <style:text-properties fo:font-weight="bold" officeooo:rsid="004b5385" style:font-weight-asian="bold" style:font-weight-complex="bold"/>
    </style:style>
    <style:style style:name="T25" style:family="text">
      <style:text-properties fo:font-weight="bold" officeooo:rsid="004b96d5" style:font-weight-asian="bold" style:font-weight-complex="bold"/>
    </style:style>
    <style:style style:name="T26" style:family="text">
      <style:text-properties fo:font-weight="bold" officeooo:rsid="00516b84" style:font-weight-asian="bold" style:font-weight-complex="bold"/>
    </style:style>
    <style:style style:name="T27" style:family="text">
      <style:text-properties fo:font-weight="bold" officeooo:rsid="00400189" style:font-weight-asian="bold" style:font-weight-complex="bold"/>
    </style:style>
    <style:style style:name="T28" style:family="text">
      <style:text-properties officeooo:rsid="0034aeec"/>
    </style:style>
    <style:style style:name="T29" style:family="text">
      <style:text-properties officeooo:rsid="0035ca27"/>
    </style:style>
    <style:style style:name="T30" style:family="text">
      <style:text-properties officeooo:rsid="0037ff0f"/>
    </style:style>
    <style:style style:name="T31" style:family="text">
      <style:text-properties officeooo:rsid="003807ce"/>
    </style:style>
    <style:style style:name="T32" style:family="text">
      <style:text-properties officeooo:rsid="003aff5f"/>
    </style:style>
    <style:style style:name="T33" style:family="text">
      <style:text-properties officeooo:rsid="003d3843"/>
    </style:style>
    <style:style style:name="T34" style:family="text">
      <style:text-properties officeooo:rsid="00400189"/>
    </style:style>
    <style:style style:name="T35" style:family="text">
      <style:text-properties officeooo:rsid="00413684"/>
    </style:style>
    <style:style style:name="T36" style:family="text">
      <style:text-properties officeooo:rsid="00426565"/>
    </style:style>
    <style:style style:name="T37" style:family="text">
      <style:text-properties officeooo:rsid="0043f677"/>
    </style:style>
    <style:style style:name="T38" style:family="text">
      <style:text-properties officeooo:rsid="00457368"/>
    </style:style>
    <style:style style:name="T39" style:family="text">
      <style:text-properties officeooo:rsid="00478f21"/>
    </style:style>
    <style:style style:name="T40" style:family="text">
      <style:text-properties officeooo:rsid="004b5385"/>
    </style:style>
    <style:style style:name="T41" style:family="text">
      <style:text-properties officeooo:rsid="004b96d5"/>
    </style:style>
    <style:style style:name="T42" style:family="text">
      <style:text-properties officeooo:rsid="004d6f20"/>
    </style:style>
    <style:style style:name="T43" style:family="text">
      <style:text-properties style:text-underline-style="solid" style:text-underline-width="auto" style:text-underline-color="font-color" officeooo:rsid="003461fe"/>
    </style:style>
    <style:style style:name="T44" style:family="text">
      <style:text-properties style:text-underline-style="solid" style:text-underline-width="auto" style:text-underline-color="font-color" officeooo:rsid="00504218"/>
    </style:style>
    <style:style style:name="T45" style:family="text">
      <style:text-properties officeooo:rsid="00516b84"/>
    </style:style>
    <style:style style:name="T46" style:family="text">
      <style:text-properties officeooo:rsid="0053f3f2"/>
    </style:style>
    <style:style style:name="T47" style:family="text">
      <style:text-properties officeooo:rsid="00573688"/>
    </style:style>
    <style:style style:name="T48" style:family="text">
      <style:text-properties officeooo:rsid="0057aa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3">APLICACIÓN RESUMEN CURSO 20<text:span text:style-name="T48">19</text:span> - 20<text:span text:style-name="T48">20</text:span></text:p>
      <text:p text:style-name="P15">GLOSARIO</text:p>
      <text:p text:style-name="P9"><text:span text:style-name="T3">U</text:span>suario: <text:span text:style-name="T4">persona en disposición de utilizar nuestra aplicación web. </text:span></text:p>
      <text:p text:style-name="P9">Usuario no registrado: <text:span text:style-name="T4">usuario que no necesita identificarse para utilizar nuestra aplicación web.</text:span></text:p>
      <text:p text:style-name="P9">Usuario registrado:<text:span text:style-name="T4"> usuario que se ha identificado en nuestra aplicación web con un usuario/password concreto.</text:span><text:span text:style-name="T7"> (Perfil="usuario")</text:span></text:p>
      <text:p text:style-name="P9">Usuario Administrador: <text:span text:style-name="T4">usuario</text:span><text:span text:style-name="T7"> que se ha identificado en nuestra aplicación web</text:span><text:span text:style-name="T4"> con una funcionalidad especial en nuestra aplicación web.</text:span><text:span text:style-name="T7"> (Perfil="administrador")</text:span></text:p>
      <text:p text:style-name="P10">Cuestión<text:span text:style-name="T4">: </text:span><text:span text:style-name="T8">Pregunta – tema – idea – asunto</text:span><text:span text:style-name="T4"> sobre el que nuestra aplicación solicitará opinión a los usuarios registrados.</text:span></text:p>
      <text:p text:style-name="P9">Opinión: <text:span text:style-name="T8">valor</text:span><text:span text:style-name="T4"> </text:span><text:span text:style-name="T5">(</text:span><text:span text:style-name="T9">respuesta</text:span><text:span text:style-name="T5">)</text:span><text:span text:style-name="T4"> que el usuario registrado a dado a alguna de las cuestiones opinable en nuestra web.</text:span></text:p>
      <text:p text:style-name="P11">Aplicación web pública: <text:span text:style-name="T4">parte de nuestra aplicación que pueden utilizar los usuarios no registrados, cualquiera que tenga acceso a nuestro servidor web.</text:span></text:p>
      <text:p text:style-name="P11">Aplicación web restringida (privada): <text:span text:style-name="T4">parte de la aplicación que pueden utilizar los usuarios que tengan cuenta en nuestra aplicación web o se registren para tenerla.</text:span></text:p>
      <text:p text:style-name="P11">Back End:<text:span text:style-name="T4"> parte de nuestra aplicación web que solo pueden utilizar los usuarios con perfil “administrador”.</text:span></text:p>
      <text:p text:style-name="P8"/>
      <text:p text:style-name="P14"><text:span text:style-name="T3">C</text:span>ATÁLOGO DE REQUISITOS DE LA APLICACIÓN:</text:p>
      <text:p text:style-name="P7">Web pública:</text:p>
      <text:list xml:id="list2520945649" text:style-name="L1">
        <text:list-item>
          <text:p text:style-name="P25">Los usuarios no registrados podrán consultar detalladamente el <text:span text:style-name="T12">catálogo de requisitos</text:span> de la aplicación.</text:p>
        </text:list-item>
        <text:list-item>
          <text:p text:style-name="P25">Los usuarios no registrados podrán consultar detalladamente <text:span text:style-name="T28">el</text:span> <text:span text:style-name="T12">diagrama de casos de uso</text:span> de la aplicación.</text:p>
        </text:list-item>
        <text:list-item>
          <text:p text:style-name="P25">Los usuarios no registrados podrán consultar detalladamente <text:span text:style-name="T28">el</text:span> <text:span text:style-name="T12">diagrama de clases</text:span> de la aplicación. (Se valorará positivamente la utilización de clases (Orientación a Objetos) en todas las capas de la aplicación.</text:p>
        </text:list-item>
        <text:list-item>
          <text:p text:style-name="P25">Los usuarios no registrados podrán consultar detalladamente <text:span text:style-name="T28">el</text:span> <text:span text:style-name="T12">árbol de navegación</text:span> de la aplicación. En este diagrama podremos ver las ventanas que forma la aplicación y como podemos movernos entre ellas. Si es necesario habrá que pintar cada una de las ventanas de forma detallada para explicar su contenido <text:span text:style-name="T31">y funcionamiento</text:span>.</text:p>
        </text:list-item>
        <text:list-item>
          <text:p text:style-name="P25">Los usuarios no registrados podrán consultar detalladamente <text:span text:style-name="T28">el</text:span> <text:span text:style-name="T12">mapa web – relación de ficheros que componen la aplicación</text:span>.</text:p>
        </text:list-item>
        <text:list-item>
          <text:p text:style-name="P25">Los usuarios no registrados podrán consultar detalladamente <text:span text:style-name="T28">el</text:span> <text:span text:style-name="T12">árbol de almacenamiento</text:span> de la aplicación, directorios en los que está alojada la aplicación, <text:span text:style-name="T28">estructura de almacenamiento de los ficheros que componen la aplicación</text:span>. <text:span text:style-name="T39">Si los ficheros están alojados en distintos equipos será necesario un modelo de distribución que lo muestre.</text:span></text:p>
        </text:list-item>
        <text:list-item>
          <text:p text:style-name="P26">Los usuarios no registrados podrán consultar detalladamente<text:span text:style-name="T12"> </text:span><text:span text:style-name="T14">el modelo físico de datos</text:span> de la aplicación. <text:span text:style-name="T28">Diagrama de estructura de datos que nos permite construir la base de datos relacional donde la aplicación almacena la información persistente.</text:span></text:p>
        </text:list-item>
        <text:list-item>
          <text:p text:style-name="P26"><text:soft-page-break/>Los usuarios no registrados podrán consultar detalladamente <text:span text:style-name="T28">las</text:span> <text:span text:style-name="T14">tecnologías y herramientas utilizadas</text:span><text:span text:style-name="T28"> en el desarrollo y explotación</text:span> de la aplicación.</text:p>
        </text:list-item>
        <text:list-item>
          <text:p text:style-name="P26">Los usuarios no registrados podrán consultar <text:span text:style-name="T28">la sindicación</text:span> <text:span text:style-name="T14">RSS o Atom</text:span> <text:span text:style-name="T28">para obtener información sobre las novedades implementadas en la aplicación recientemente</text:span>.</text:p>
        </text:list-item>
        <text:list-item>
          <text:p text:style-name="P26">Los usuarios no registrados podrán consultar <text:span text:style-name="T28">la el repositorio</text:span> <text:span text:style-name="T14">GIT Lab</text:span> <text:span text:style-name="T28">para consultar el código de cualquiera de los componentes de la aplicación</text:span>.</text:p>
        </text:list-item>
        <text:list-item>
          <text:p text:style-name="P27">Los usuarios no registrados podrán consultar <text:span text:style-name="T28">la documentación</text:span> <text:span text:style-name="T15">PHP Doc</text:span> <text:span text:style-name="T29">generada desde las clases de la aplicación</text:span>.</text:p>
        </text:list-item>
        <text:list-item>
          <text:p text:style-name="P28">Los usuarios no registrados podrán consultar <text:span text:style-name="T28">la web del </text:span><text:span text:style-name="T14">Autor</text:span><text:span text:style-name="T28"> de la aplicación web</text:span>. </text:p>
        </text:list-item>
        <text:list-item>
          <text:p text:style-name="P34">Los usuarios no registrados podrán consultar <text:span text:style-name="T32">el </text:span><text:span text:style-name="T17">Currículum Vitae</text:span><text:span text:style-name="T32"> del autor de la aplicación web</text:span>. </text:p>
        </text:list-item>
        <text:list-item>
          <text:p text:style-name="P29">Los usuarios no registrados podrán consultar <text:span text:style-name="T28">la </text:span><text:span text:style-name="T14">Web imitada</text:span><text:span text:style-name="T28"> por el Autor de la aplicación web en lo que a la apariencia se refiere</text:span>.</text:p>
        </text:list-item>
        <text:list-item>
          <text:p text:style-name="P27">Los usuarios no registrados podrán consultar <text:span text:style-name="T29">el </text:span><text:span text:style-name="T15">resumen estadístico de las cuestiones planteadas</text:span><text:span text:style-name="T29"> en ala encuesta a los usuarios registrados (promedios y número de personas que han opinado).</text:span></text:p>
        </text:list-item>
        <text:list-item>
          <text:p text:style-name="P29">Los usuarios no registrados podrán <text:span text:style-name="T17">R</text:span><text:span text:style-name="T16">egistrarse</text:span><text:span text:style-name="T30"> y acceder a la parte privada de la aplicación web</text:span>.</text:p>
        </text:list-item>
        <text:list-item>
          <text:p text:style-name="P29">Los usuarios no registrados podrán <text:span text:style-name="T23">I</text:span><text:span text:style-name="T16">niciar </text:span><text:span text:style-name="T23">S</text:span><text:span text:style-name="T16">esión (</text:span><text:span text:style-name="T23">L</text:span><text:span text:style-name="T16">ogearse)</text:span><text:span text:style-name="T30"> y acceder a la parte privada de la aplicación web con su cuenta (usuario/password)</text:span>. <text:span text:style-name="T48">Convirtiéndose así en usuarios registrados o usuarios autenticados en la aplicación</text:span></text:p>
        </text:list-item>
        <text:list-item>
          <text:p text:style-name="P30">Los usuarios registrados podrán <text:span text:style-name="T12">Cerrar Sesión</text:span> (y convertirse en usuarios no registrados) cuando lo deseen.</text:p>
        </text:list-item>
        <text:list-item>
          <text:p text:style-name="P30">Los usuarios registrados accederán a la aplicación como “usuario” o como “administrador” en función del perfil de su cuenta.</text:p>
        </text:list-item>
      </text:list>
      <text:p text:style-name="P7">Mantenimiento de departamentos:</text:p>
      <text:list xml:id="list204945713989208" text:continue-numbering="true" text:style-name="L1">
        <text:list-item>
          <text:p text:style-name="P47">Los usuarios registrados podrán realizar el mantenimiento de la información sobre una serie de departamentos.</text:p>
        </text:list-item>
        <text:list-item>
          <text:p text:style-name="P48">El sistema almacenará la siguiente información de cada departamento:</text:p>
        </text:list-item>
      </text:list>
      <text:list xml:id="list3028727925" text:style-name="L2">
        <text:list-item>
          <text:list>
            <text:list-item>
              <text:p text:style-name="P36"><text:span text:style-name="T12">CodDepartamento</text:span>: Código de departamento: tres letras elegidas al crear el departamento, no se pueden cambiar, obligarorio.</text:p>
            </text:list-item>
            <text:list-item>
              <text:p text:style-name="P36"><text:span text:style-name="T12">DescDepartamento</text:span>: Descripción del departamento: Alfanumérico de hasta 255 caracteres, obligatorio.</text:p>
            </text:list-item>
            <text:list-item>
              <text:p text:style-name="P36"><text:span text:style-name="T12">FechaCreacionDepartamento</text:span>: Fecha de creación del departamento, obligatorio, valor automático al crear el departamento, no se puede cambiar.</text:p>
            </text:list-item>
            <text:list-item>
              <text:p text:style-name="P36"><text:span text:style-name="T12">VolumenDeNegocio</text:span>: Volumen de negocio del departamento, real con dos decimales, obligatorio, representa un valor en euros.</text:p>
            </text:list-item>
            <text:list-item>
              <text:p text:style-name="P36"><text:span text:style-name="T12">FechaBajaDepartamento</text:span>: Campo opcional informado cuando el departamento se da de baja lógica.</text:p>
            </text:list-item>
          </text:list>
        </text:list-item>
      </text:list>
      <text:list xml:id="list204945341843900" text:continue-list="list204945713989208" text:style-name="L1">
        <text:list-item>
          <text:p text:style-name="P48">El sistema permitirá la creación de un nuevo departamento. <text:span text:style-name="T26">Añadir departamento.</text:span></text:p>
        </text:list-item>
        <text:list-item>
          <text:p text:style-name="P48">El sistema permitirá <text:span text:style-name="T34">la modificación de los datos asociados al departamento salvo el código de departamento y la fecha de creación que no se podrán modificar. </text:span><text:span text:style-name="T27">Modificar departamento.</text:span></text:p>
        </text:list-item>
        <text:list-item>
          <text:p text:style-name="P50">El sistema permitirá el borrado físico de un departamento con todos los datos asociados. <text:span text:style-name="T26">Borrar departamento.</text:span></text:p>
        </text:list-item>
        <text:list-item>
          <text:p text:style-name="P50"><text:soft-page-break/>El sistema permitirá <text:span text:style-name="T35">la baja lógica de un departamento informando la fecha de baja. </text:span><text:span text:style-name="T20">Baja de departamento.</text:span></text:p>
        </text:list-item>
        <text:list-item>
          <text:p text:style-name="P51">El sistema permitirá la rehabilitación de un departamento que estaba de baja lógica limpiando la fecha de baja. <text:span text:style-name="T26">Rehabilitar departamento.</text:span></text:p>
        </text:list-item>
        <text:list-item>
          <text:p text:style-name="P51">(Web Service) El sistema ofrecerá un servicio web que informará del volumen de negocio de un departamento del que el usuario del servicio web deberá conocer el código de departamento. <text:s/><text:span text:style-name="T26">WS Consultar volumen de negocio.</text:span></text:p>
        </text:list-item>
        <text:list-item>
          <text:p text:style-name="P52"><text:span text:style-name="T45">E</text:span>l sistema permitirá la <text:span text:style-name="T12">copia de seguridad de los departamentos</text:span> sobre un fichero departamentos.xml en formato xml.</text:p>
        </text:list-item>
        <text:list-item>
          <text:p text:style-name="P52">El sistema permitirá la importación desde un fichero xml de información sobre departamentos, informando del número de registros importados correctamente y del número y motivo de los no importados (sobre un fichero de log de la importación). <text:span text:style-name="T12">Importar departamentos</text:span>.</text:p>
        </text:list-item>
      </text:list>
      <text:p text:style-name="P7">Mantenimiento de usuarios:</text:p>
      <text:list xml:id="list204944460280702" text:continue-numbering="true" text:style-name="L1">
        <text:list-item>
          <text:p text:style-name="P49">El sistema almacenará la siguiente información de cada <text:span text:style-name="T20">usuario registrado</text:span><text:span text:style-name="T35"> en el sistema</text:span>:</text:p>
        </text:list-item>
      </text:list>
      <text:list xml:id="list3948080805" text:style-name="L3">
        <text:list-item>
          <text:list>
            <text:list-item>
              <text:p text:style-name="P37"><text:span text:style-name="T21">CodUsuario</text:span>: Código de <text:span text:style-name="T37">usuario</text:span>: <text:span text:style-name="T37">8</text:span> letras <text:span text:style-name="T37">máximo,</text:span> elegidas al crear el <text:span text:style-name="T40">usuario</text:span>, no se pueden cambiar, <text:span text:style-name="T40">obligatorio.</text:span></text:p>
            </text:list-item>
            <text:list-item>
              <text:p text:style-name="P39"><text:span text:style-name="T12">Password</text:span>: 8 letras máximo, obligatorio.</text:p>
            </text:list-item>
            <text:list-item>
              <text:p text:style-name="P37"><text:span text:style-name="T12">Desc</text:span><text:span text:style-name="T21">Usuario</text:span>: Descripción del <text:span text:style-name="T37">usuario</text:span>: Alfanumérico de hasta 255 caracteres, obligatorio, <text:span text:style-name="T37">contiene el nombre y los apellidos del usuario</text:span>.</text:p>
            </text:list-item>
            <text:list-item>
              <text:p text:style-name="P37"><text:span text:style-name="T12">Fecha</text:span><text:span text:style-name="T21">HoraUltimaConexión</text:span>: Fecha <text:span text:style-name="T38">y hora de la última conexión del usuario en el sistema</text:span>, obligatorio, valor automático al <text:span text:style-name="T38">conectarse al sistema</text:span>, no se puede cambiar.</text:p>
            </text:list-item>
            <text:list-item>
              <text:p text:style-name="P37"><text:span text:style-name="T21">NumAccesos</text:span>: <text:span text:style-name="T38">Número de accesos del usuario al sistema</text:span>, <text:span text:style-name="T38">entero</text:span>, obligatorio, <text:span text:style-name="T38">inicialmente tiene 1 cuando se registra el usuario y se conecta al sistema por primera vez</text:span>.</text:p>
            </text:list-item>
            <text:list-item>
              <text:p text:style-name="P37"><text:span text:style-name="T22">Perfil</text:span>: <text:span text:style-name="T38">Por defecto tiene el valor “usuario” para los usuarios registrados en el sistema; existirá uno o varios <text:s/>usuarios con perfil “administrador” que se crearán en la instalación de la aplicación.</text:span></text:p>
            </text:list-item>
          </text:list>
        </text:list-item>
      </text:list>
      <text:list xml:id="list204945429391399" text:continue-list="list204944460280702" text:style-name="L1">
        <text:list-item>
          <text:p text:style-name="P49"><text:span text:style-name="T36">El usuario no registrado podrá </text:span><text:span text:style-name="T19">Registrarse</text:span><text:span text:style-name="T36"> creando un nuevo usuario</text:span>.</text:p>
        </text:list-item>
        <text:list-item>
          <text:p text:style-name="P53">El usuario registrado podrá modificar los datos de su cuenta de usuario (<text:span text:style-name="T26">Editar</text:span><text:span text:style-name="T12"> perfil</text:span>)</text:p>
        </text:list-item>
        <text:list-item>
          <text:p text:style-name="P53">El usuario registrado podrá borrar su cuenta de usuario y todos los datos asociados a su cuenta (<text:span text:style-name="T26">Ed</text:span><text:span text:style-name="T12">itar perfil</text:span>)</text:p>
        </text:list-item>
        <text:list-item>
          <text:p text:style-name="P54">Los usuarios <text:span text:style-name="T35">con perfil “</text:span><text:span text:style-name="T20">administrador</text:span><text:span text:style-name="T35">”</text:span> podrán realizar el mantenimiento de la información sobre <text:span text:style-name="T35">los usuarios registrados en la aplicación: </text:span><text:span text:style-name="T20">consultar y borrar cuentas de usuario y sus dados asociados</text:span>. <text:span text:style-name="T36">Los usuarios “administrador” no podrán crear usuarios ni modificar sus datos, solo consultarlos o borrar cuentas de usuario.</text:span></text:p>
        </text:list-item>
        <text:list-item>
          <text:p text:style-name="P55">En la instalación de la aplicación se creará automáticamente un <text:span text:style-name="T12">usuario “administrador”</text:span> con un password elegido en la instalación y con perfil “administrador”.</text:p>
        </text:list-item>
      </text:list>
      <text:p text:style-name="P23">Opina en mi web:</text:p>
      <text:list xml:id="list204944828734728" text:continue-numbering="true" text:style-name="L1">
        <text:list-item>
          <text:p text:style-name="P40">La aplicación sirve para valorar la <text:span text:style-name="T12">opinión</text:span> de una serie de usuarios sobre diversos temas (<text:span text:style-name="T12">cuestiones</text:span>).</text:p>
        </text:list-item>
        <text:list-item>
          <text:p text:style-name="P46">Los usuarios <text:span text:style-name="T35">con perfil “</text:span><text:span text:style-name="T20">administrador</text:span><text:span text:style-name="T35">”</text:span> podrán realizar el mantenimiento de la información sobre <text:span text:style-name="T40">las cuestiones opinables: podrán crear cuestiones, modificar su enunciado, borrarlas (con todas sus respuestas asociadas), decidir en que orden se presenta a los usuarios registrados las cuestiones.</text:span></text:p>
        </text:list-item>
        <text:list-item>
          <text:p text:style-name="P41"><text:soft-page-break/>El sistema almacenará la siguiente información de cada <text:span text:style-name="T24">Cuestión</text:span>:</text:p>
        </text:list-item>
      </text:list>
      <text:list xml:id="list45870945" text:style-name="L4">
        <text:list-item>
          <text:list>
            <text:list-item>
              <text:p text:style-name="P38"><text:span text:style-name="T21">Cod</text:span><text:span text:style-name="T24">Cuestion</text:span>: Código de <text:span text:style-name="T40">cuestión</text:span>: <text:span text:style-name="T40">numero entero, creado automáticamente por el sistema cuando se crea una cuestión nueva</text:span>, no se pueden cambiar, <text:span text:style-name="T40">obligatorio.</text:span></text:p>
            </text:list-item>
            <text:list-item>
              <text:p text:style-name="P42"><text:span text:style-name="T12">DescCuestion</text:span>: Descripción – enunciado de la cuestión: alfanumérico 255 máximo, obligatorio.</text:p>
            </text:list-item>
            <text:list-item>
              <text:p text:style-name="P42"><text:span text:style-name="T12">NumOrden</text:span>: Numero de orden de la cuestión en el cuestionario, entero, inicialmente será el número de cuestiones almacenadas en el sistema mas 1 (la cuestión nueva se coloca la última automáticamente).</text:p>
            </text:list-item>
            <text:list-item>
              <text:p text:style-name="P42"><text:span text:style-name="T12">TipoRespuesta</text:span>: Tipo de respuesta asociada a la cuestión, por defecto “<text:span text:style-name="T10">Entero0-10</text:span>”, en principio la aplicación solo gestionará respuestas de este tipo. (0 equivale a un total desacuerdo, 10 totalmente de acuerdo).<text:span text:style-name="T46"> Otro tipo de respuesta sería "</text:span><text:span text:style-name="T11">RespuestaSi-No</text:span><text:span text:style-name="T46">"...</text:span></text:p>
            </text:list-item>
          </text:list>
        </text:list-item>
      </text:list>
      <text:list xml:id="list204946076612591" text:continue-list="list204944828734728" text:style-name="L1">
        <text:list-item>
          <text:p text:style-name="P40">Los usuarios <text:span text:style-name="T41">registrados podrán opinar (</text:span><text:span text:style-name="T25">opinión</text:span><text:span text:style-name="T41"> – respuesta a la cuestión) sobre cualquiera de las cuestiones almacenadas en el sistemas, sus opiniones serán almacenadas y podrá acceder a ellas y modificarlas cuando lo desee</text:span>. <text:span text:style-name="T41">Los usuarios registrados podrán dejar cuestiones sin contestar o borrar la respuesta dada a una cuestión con anterioridad si lo desean.</text:span></text:p>
        </text:list-item>
        <text:list-item>
          <text:p text:style-name="P43">Los usuarios no registrados podrán consultar la situación actual de la opinión a las cuestiones planteadas por la aplicación: <text:span text:style-name="T12">informe</text:span> <text:span text:style-name="T42">(resumen estadístico)</text:span> donde aparecerán las cuestiones, el número de usuarios participantes en esa cuestión y el valor promedio de su opinión.</text:p>
        </text:list-item>
        <text:list-item>
          <text:p text:style-name="P35"><text:span text:style-name="T42">(Web Service) </text:span>La aplicación web podrá ser utilizada por otras aplicaciones web para consultar el resumen-estadístico de las opiniones emitidas <text:span text:style-name="T42">para las distintas cuestiones</text:span> junto con el número de usuarios participantes. <text:span text:style-name="T26">WS Informe de opinión</text:span></text:p>
        </text:list-item>
      </text:list>
      <text:p text:style-name="P22"><text:span text:style-name="T44">Web Servicies</text:span><text:span text:style-name="T43">:</text:span></text:p>
      <text:list xml:id="list204945561599626" text:continue-numbering="true" text:style-name="L1">
        <text:list-item>
          <text:p text:style-name="P44">Los usuarios <text:span text:style-name="T48">registrados</text:span> autenticados con perfil “usuario” podrán acceder a una serie de <text:span text:style-name="T12">web services</text:span>.</text:p>
        </text:list-item>
        <text:list-item>
          <text:p text:style-name="P44">La aplicación utilizará un web service <text:span text:style-name="T12">SOAP ajeno</text:span> <text:span text:style-name="T45">y el propio cuando esté desarrollado.</text:span></text:p>
        </text:list-item>
        <text:list-item>
          <text:p text:style-name="P44">La aplicación utilizará un web service <text:span text:style-name="T12">REST ajeno</text:span> <text:span text:style-name="T45">y el propio cuando esté desarrollado.</text:span></text:p>
        </text:list-item>
        <text:list-item>
          <text:p text:style-name="P44">La aplicación proveerá como un web service <text:span text:style-name="T12">SOAP propio</text:span> <text:span text:style-name="T45">el requisito 27.</text:span></text:p>
        </text:list-item>
        <text:list-item>
          <text:p text:style-name="P45">La aplicación proveerá como un web service <text:span text:style-name="T26">REST</text:span><text:span text:style-name="T12"> propio</text:span> <text:span text:style-name="T45">el requisito 39.</text:span></text:p>
        </text:list-item>
      </text:list>
      <text:p text:style-name="P20"/>
      <text:p text:style-name="P20"/>
      <text:p text:style-name="P21"/>
      <text:p text:style-name="P12"/>
      <text:p text:style-name="P16"><text:span text:style-name="T12">El alumno debe diseñar una aplicación web</text:span><text:span text:style-name="T4"> (orientada a objetos, multicapa, con persistencia en una base de datos y que ofrezca un servicio web) </text:span><text:span text:style-name="T12">a través de los siguientes </text:span><text:span text:style-name="T13">estudios</text:span><text:span text:style-name="T12">:</text:span></text:p>
      <text:list xml:id="list4116662979" text:style-name="L5">
        <text:list-item>
          <text:p text:style-name="P31">Ampliación del catálogo de requisitos</text:p>
        </text:list-item>
        <text:list-item>
          <text:p text:style-name="P31">Diagrama de casos de uso</text:p>
        </text:list-item>
        <text:list-item>
          <text:p text:style-name="P31">Modelo físico de datos</text:p>
        </text:list-item>
        <text:list-item>
          <text:p text:style-name="P31">Diagrama de clases</text:p>
        </text:list-item>
        <text:list-item>
          <text:p text:style-name="P33"><text:span text:style-name="T4">Árbol de almacenamiento </text:span><text:span text:style-name="T6">de los ficheros que componen al aplicación web</text:span></text:p>
        </text:list-item>
        <text:list-item>
          <text:p text:style-name="P31">Árbol de navegación</text:p>
        </text:list-item>
        <text:list-item>
          <text:p text:style-name="P31">Mapa web</text:p>
        </text:list-item>
      </text:list>
      <text:p text:style-name="P17"/>
      <text:p text:style-name="P19">Objetivos generales para el grupo de alumnos:</text:p>
      <text:p text:style-name="P18">(Se valorará positivamente la participación individual en el logro de estos objetivos generales).</text:p>
      <text:list xml:id="list4283236115" text:style-name="L6">
        <text:list-item>
          <text:p text:style-name="P32">Practicar el <text:span text:style-name="T12">trabajo en equipo</text:span> (compartir recursos, soluciones, colaborar para obtener un resultado que permita ser utilizado por otros alumnos – aplicaciones). <text:span text:style-name="T33">Copiar código no es lo mismo que </text:span><text:span text:style-name="T18">colaborar</text:span><text:span text:style-name="T33"> en el desarrollo de una aplicación web.</text:span></text:p>
        </text:list-item>
        <text:list-item>
          <text:p text:style-name="P32"><text:span text:style-name="T12">Utilizar el repositorio para colaborar</text:span> (Reutilización de código, difusión de las mejoras de los objetos compartidos a través del repositorio). <text:span text:style-name="T33">El repositorio no solo sirve para guardar ficheros, sirve para reutilizar código y para almacenar la evolución de los objetos que lo componen. Los objetos almacenados en el repositorio pueden y deben utilizarse en varios proyectos de aplicaciones web.</text:span> </text:p>
        </text:list-item>
        <text:list-item>
          <text:p text:style-name="P32">Realizar un <text:span text:style-name="T12">análisis y diseño previos</text:span> a la construcción-codificación de la aplicación.</text:p>
        </text:list-item>
        <text:list-item>
          <text:p text:style-name="P32">Utilizar como <text:span text:style-name="T12">entorno de explotación alternativo</text:span> el hosting zpanel para las aplicaciones web (192.168.20.222) <text:span text:style-name="T33">(ej. </text:span><text:a xlink:type="simple" xlink:href="http:\\arodriguez.local" text:style-name="Internet_20_link" text:visited-style-name="Visited_20_Internet_20_Link"><text:span text:style-name="T33">http:\\arodriguez.local</text:span></text:a><text:span text:style-name="T33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language="en" fo:country="GB" fo:font-weight="bold" style:font-size-asian="10pt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font-size="14pt" fo:font-weight="bold" style:font-size-asian="14pt" style:font-weight-asian="bold" style:font-size-complex="14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weight="bold" style:font-weight-asian="bold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fo:language="es" fo:country="ES" fo:font-weight="bold" officeooo:rsid="0016bb69" officeooo:paragraph-rsid="0016bb69" style:font-size-asian="8pt" style:font-weight-asian="bold" style:font-size-complex="8pt"/>
    </style:style>
    <style:style style:name="MP2" style:family="paragraph" style:parent-style-name="Standard">
      <style:paragraph-properties fo:text-align="end" style:justify-single-word="false"/>
      <style:text-properties fo:language="es" fo:country="ES" fo:font-weight="bold" officeooo:rsid="001bfa92" officeooo:paragraph-rsid="001bfa92" style:font-weight-asian="bold"/>
    </style:style>
    <style:style style:name="MP3" style:family="paragraph" style:parent-style-name="Standard">
      <style:paragraph-properties fo:text-align="end" style:justify-single-word="false"/>
      <style:text-properties fo:language="es" fo:country="ES" fo:font-weight="bold" style:language-asian="es" style:country-asian="ES" style:font-weight-asian="bold"/>
    </style:style>
    <style:style style:name="MP4" style:family="paragraph" style:parent-style-name="Header">
      <style:paragraph-properties fo:text-align="end" style:justify-single-word="false"/>
      <style:text-properties fo:font-size="8pt" fo:language="es" fo:country="ES" fo:font-weight="bold" officeooo:rsid="003461fe" officeooo:paragraph-rsid="003461fe" style:font-size-asian="8pt" style:font-weight-asian="bold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officeooo:rsid="0057aa11"/>
    </style:style>
    <style:style style:name="MT2" style:family="text">
      <style:text-properties fo:font-size="10pt" fo:font-weight="bold" style:font-size-asian="10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DESARROLLO DE APLICACIONES WEB</text:p>
        <text:p text:style-name="MP2">DESARROLLO WEB EN ENTORNO SERVIDOR</text:p>
        <text:p text:style-name="MP3"/>
        <text:p text:style-name="MP4">Curso 201<text:span text:style-name="MT1">9/20</text:span></text:p>
      </style:header>
      <style:footer>
        <text:p text:style-name="MP5"><text:span text:style-name="Page_20_Number"><text:span text:style-name="MT2"><text:page-number text:select-page="current">5</text:page-number></text:span></text:span><text:span text:style-name="Page_20_Number"><text:span text:style-name="MT2"><text:s/>de </text:span></text:span><text:span text:style-name="Page_20_Number"><text:span text:style-name="MT2"><text:page-count style:num-format="1">5</text:page-count></text:span></text:span></text:p>
        <text:p text:style-name="MP6"><text:span text:style-name="Page_20_Number"><text:span text:style-name="MT2"><text:file-name text:display="name-and-extension">200113CatalogoDeRequisitos.odt</text:file-na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práctico PRIMER TRIMESTRE:</dc:title>
    <meta:initial-creator>DEP INFOR</meta:initial-creator>
    <meta:creation-date>2014-12-10T17:20:00</meta:creation-date>
    <dc:date>2020-01-13T20:49:43.039000000</dc:date>
    <meta:editing-cycles>45</meta:editing-cycles>
    <meta:editing-duration>PT3H33M50S</meta:editing-duration>
    <meta:generator>LibreOffice/6.1.4.2$Windows_X86_64 LibreOffice_project/9d0f32d1f0b509096fd65e0d4bec26ddd1938fd3</meta:generator>
    <meta:print-date>2018-02-07T08:49:54.040000000</meta:print-date>
    <meta:document-statistic meta:table-count="0" meta:image-count="0" meta:object-count="0" meta:page-count="5" meta:paragraph-count="97" meta:word-count="1822" meta:character-count="12096" meta:non-whitespace-character-count="10430"/>
  </office:meta>
</office:document-meta>
</file>